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0528" calcext:value-type="float">
            <text:p>75.0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3432" calcext:value-type="float">
            <text:p>74.7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216" calcext:value-type="float">
            <text:p>74.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5416" calcext:value-type="float">
            <text:p>74.5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636" calcext:value-type="float">
            <text:p>73.7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2472" calcext:value-type="float">
            <text:p>74.6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1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1056" calcext:value-type="float">
            <text:p>70.1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5648" calcext:value-type="float">
            <text:p>66.5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0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2088" calcext:value-type="float">
            <text:p>64.7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0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9952" calcext:value-type="float">
            <text:p>62.0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199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0856" calcext:value-type="float">
            <text:p>53.3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198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198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4602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